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UNITARIA: PAQUETE KTNEWPROJECTPACKAGE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KTOpenPackage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constructor</text:p>
          </table:table-cell>
          <table:table-cell table:style-name="Table3.B2" office:value-type="string">
            <text:p text:style-name="P10">name</text:p>
          </table:table-cell>
          <table:table-cell table:style-name="Table3.C2" office:value-type="string">
            <text:p text:style-name="P10">“proyecto 1”</text:p>
          </table:table-cell>
        </table:table-row>
      </table:table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P11"/>
      <text:p text:style-name="P12">&lt;openproject version="0"&gt;</text:p>
      <text:p text:style-name="P12"><text:tab/>&lt;project name="proyecto 1" /&gt;</text:p>
      <text:p text:style-name="P12">&lt;/openproject&gt;</text:p>
      <text:p text:style-name="P11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Jorge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8T15:19:15</meta:creation-date>
    <dc:creator>Jorge Cuadrado</dc:creator>
    <dc:date>2007-02-08T15:52:06</dc:date>
    <dc:language>en-US</dc:language>
    <meta:editing-cycles>13</meta:editing-cycles>
    <meta:editing-duration>PT32M52S</meta:editing-duration>
    <meta:template xlink:type="simple" xlink:actuate="onRequest" xlink:role="template" xlink:href="../../../../../../../../.openoffice.org2/user/template/prueba_unitaria.ott" xlink:title="prueba_unitaria" meta:date="2007-02-08T15:19:1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4" meta:character-count="462"/>
  </office:meta>
</office:document-meta>
</file>